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style:font-name="DejaVu Sans" fo:font-weight="bold" officeooo:paragraph-rsid="00069e0a" style:font-weight-asian="bold" style:font-weight-complex="bold"/>
    </style:style>
    <style:style style:name="P4" style:family="paragraph" style:parent-style-name="Standard">
      <style:text-properties style:font-name="DejaVu Sans" fo:font-weight="bold" officeooo:rsid="0007dcf8" officeooo:paragraph-rsid="0007dcf8" style:font-weight-asian="bold" style:font-weight-complex="bold"/>
    </style:style>
    <style:style style:name="P5" style:family="paragraph" style:parent-style-name="Standard">
      <style:text-properties style:font-name="DejaVu Sans" officeooo:paragraph-rsid="00069e0a"/>
    </style:style>
    <style:style style:name="P6" style:family="paragraph" style:parent-style-name="Standard">
      <style:text-properties style:font-name="DejaVu Sans" fo:font-weight="normal" officeooo:rsid="00069e0a" officeooo:paragraph-rsid="00069e0a" style:font-weight-asian="normal" style:font-weight-complex="normal"/>
    </style:style>
    <style:style style:name="P7" style:family="paragraph" style:parent-style-name="Standard">
      <style:text-properties style:font-name="DejaVu Sans" fo:font-weight="normal" officeooo:rsid="0007dcf8" officeooo:paragraph-rsid="0007dcf8" style:font-weight-asian="normal" style:font-weight-complex="normal"/>
    </style:style>
    <style:style style:name="P8" style:family="paragraph" style:parent-style-name="Standard">
      <style:text-properties style:font-name="DejaVu Sans" fo:font-weight="normal" officeooo:rsid="000827d7" officeooo:paragraph-rsid="000827d7" style:font-weight-asian="normal" style:font-weight-complex="normal"/>
    </style:style>
    <style:style style:name="P9" style:family="paragraph" style:parent-style-name="Standard">
      <style:text-properties style:font-name="DejaVu Sans" fo:font-weight="normal" officeooo:paragraph-rsid="00069e0a" style:font-weight-asian="normal" style:font-weight-complex="normal"/>
    </style:style>
    <style:style style:name="P10" style:family="paragraph" style:parent-style-name="Text_20_body">
      <style:text-properties style:font-name="DejaVu Sans" fo:font-weight="bold" style:font-weight-asian="bold" style:font-weight-complex="bold"/>
    </style:style>
    <style:style style:name="T1" style:family="text">
      <style:text-properties officeooo:rsid="00069e0a"/>
    </style:style>
    <style:style style:name="T2" style:family="text">
      <style:text-properties style:font-name="DejaVu Sans" fo:font-weight="bold" officeooo:rsid="00069e0a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9e0a" style:font-weight-asian="bold" style:font-weight-complex="bold"/>
    </style:style>
    <style:style style:name="T5" style:family="text">
      <style:text-properties officeooo:rsid="0007dc19"/>
    </style:style>
    <style:style style:name="T6" style:family="text">
      <style:text-properties officeooo:rsid="000827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érer les transactions en MySql</text:h>
      <text:p text:style-name="Standard"/>
      <text:p text:style-name="P10">Sous PhpMyAdmin, après avoir sélectionné votre base Papyrus codez le script suivant et exécutez-le : </text:p>
      <text:p text:style-name="Preformatted_20_Text"><text:span text:style-name="Source_20_Text">START TRANSACTION;</text:span></text:p>
      <text:p text:style-name="Preformatted_20_Text"><text:span text:style-name="Source_20_Text">SELECT nomfou FROM fournis WHERE numfou=120;</text:span></text:p>
      <text:p text:style-name="Preformatted_20_Text"><text:span text:style-name="Source_20_Text">UPDATE fournis <text:s/>SET nomfou= 'GROSBRIGAND' WHERE numfou=120 </text:span></text:p>
      <text:p text:style-name="P2"><text:span text:style-name="Source_20_Text">SELECT nomfou FROM fournis WHERE numfou=120 </text:span></text:p>
      <text:p text:style-name="P3"><text:span text:style-name="T1">1/ </text:span>Que concluez-vous ? </text:p>
      <text:p text:style-name="P3"/>
      <text:p text:style-name="P6">Ici, la commande update permet de modifier le nom du fournisseur dans la colone nomfou <text:span text:style-name="T5">de la table fournis à partir de son id (120)</text:span></text:p>
      <text:p text:style-name="P3"/>
      <text:p text:style-name="P3"><text:span text:style-name="T1">2/ </text:span>Les données sont-elles modifiables par d'autres utilisateurs ?</text:p>
      <text:p text:style-name="P3"/>
      <text:p text:style-name="P7">Non car j’ai donné tous les privilèges à l’utilisateur 1 qui lui, <text:span text:style-name="T6">peut modifier, annuler une transaction tandis que les util 2 et 3 ne peuvent que consulter</text:span></text:p>
      <text:p text:style-name="P4"/>
      <text:p text:style-name="P5"><text:span text:style-name="T4">3/ </text:span><text:span text:style-name="T3">Comment rendre la modification permanente ?</text:span></text:p>
      <text:p text:style-name="P5"><text:span text:style-name="T3"/></text:p>
      <text:p text:style-name="P8">En terminant par un « COMMIT ; »</text:p>
      <text:p text:style-name="P9"/>
      <text:p text:style-name="P5"><text:span text:style-name="T4">4/ </text:span><text:span text:style-name="T3">Comment annuler la transaction ? </text:span></text:p>
      <text:p text:style-name="P5"><text:span text:style-name="T2"/></text:p>
      <text:p text:style-name="P8"><text:span text:style-name="T1">E</text:span>n terminant par un « ROLLBACK ; 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15:03.348652610</meta:creation-date>
    <dc:date>2023-11-10T10:31:38.151936005</dc:date>
    <meta:editing-duration>PT5M44S</meta:editing-duration>
    <meta:editing-cycles>1</meta:editing-cycles>
    <meta:document-statistic meta:table-count="0" meta:image-count="0" meta:object-count="0" meta:page-count="1" meta:paragraph-count="14" meta:word-count="136" meta:character-count="820" meta:non-whitespace-character-count="692"/>
    <meta:generator>LibreOffice/7.3.7.2$Linux_X86_64 LibreOffice_project/30$Build-2</meta:generator>
  </office:meta>
</office:document-meta>
</file>